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55cm" fo:min-width="1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0.8cm" svg:height="7.8cm" svg:x="2.4cm" svg:y="2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cm" svg:y1="6.5cm" svg:x2="13.2cm" svg:y2="6.5cm">
          <text:p/>
        </draw:line>
        <draw:line draw:style-name="gr2" draw:text-style-name="P1" draw:layer="layout" svg:x1="7.8cm" svg:y1="2.6cm" svg:x2="7.8cm" svg:y2="10.4cm">
          <text:p/>
        </draw:line>
        <draw:custom-shape draw:style-name="gr3" draw:text-style-name="P2" draw:layer="layout" svg:width="0.1cm" svg:height="0.1cm" svg:x="2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2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2.9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02cm" svg:y="4.00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2.8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3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2.60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503cm" svg:y="5.00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5.102cm" svg:y="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80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603cm" svg:y="3.50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4.402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903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0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502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202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003cm" svg:y="4.70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4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603cm" svg:y="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90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403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603cm" svg:y="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104cm" svg:y="5.7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5.703cm" svg:y="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2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02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603cm" svg:y="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104cm" svg:y="3.1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4.502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604cm" svg:y="3.2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7.404cm" svg:y="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60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105cm" svg:y="2.8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5.903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5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603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2.6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2.804cm" svg:y="6.0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3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5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403cm" svg:y="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9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203cm" svg:y="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90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50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004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6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104cm" svg:y="6.2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4.70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603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804cm" svg:y="4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305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405cm" svg:y="4.7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6.205cm" svg:y="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10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04cm" svg:y="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205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305cm" svg:y="7.2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3.905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603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104cm" svg:y="3.2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8.504cm" svg:y="4.4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9.904cm" svg:y="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104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204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705cm" svg:y="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10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605cm" svg:y="2.8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0.105cm" svg:y="2.9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9.404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004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104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70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5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605cm" svg:y="5.9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0.305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706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304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6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004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205cm" svg:y="7.3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9.104cm" svg:y="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904cm" svg:y="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804cm" svg:y="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305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304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904cm" svg:y="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405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004cm" svg:y="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505cm" svg:y="7.5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0.105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506cm" svg:y="7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105cm" svg:y="8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706cm" svg:y="8.5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5.103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304cm" svg:y="7.3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6.203cm" svg:y="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7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003cm" svg:y="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804cm" svg:y="7.0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5.90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404cm" svg:y="7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704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504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304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5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3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705cm" svg:y="8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004cm" svg:y="7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704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304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805cm" svg:y="8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4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905cm" svg:y="8.5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6.5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404cm" svg:y="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505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006cm" svg:y="9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106cm" svg:y="9.5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5.70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906cm" svg:y="8.4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7.006cm" svg:y="8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605cm" svg:y="8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606cm" svg:y="8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206cm" svg:y="8.6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7.806cm" svg:y="9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207cm" svg:y="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806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307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407cm" svg:y="9.6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3.005cm" svg:y="8.4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4.405cm" svg:y="8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1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4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205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2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0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2.905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406cm" svg:y="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7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4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005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506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1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606cm" svg:y="9.6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4.2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605cm" svg:y="3.4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2.005cm" svg:y="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205cm" svg:y="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305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806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105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805cm" svg:y="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606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706cm" svg:y="4.9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2.406cm" svg:y="3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807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405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105cm" svg:y="5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306cm" svg:y="6.3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1.2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0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905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406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405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005cm" svg:y="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506cm" svg:y="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606cm" svg:y="6.5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2.206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905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605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806cm" svg:y="8.5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1.7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405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906cm" svg:y="8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6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7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107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1.706cm" svg:y="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207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2.307cm" svg:y="9.7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0.105cm" svg:y="8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905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605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607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2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707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10.807cm" svg:y="9.8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10.407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007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6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207cm" svg:y="9.8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1cm" svg:height="0.1cm" svg:x="9.6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406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6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0.7cm" svg:height="3.071cm" svg:x="2.5cm" svg:y="10.8cm">
          <draw:text-box>
            <text:p>可分节点数为4，所以即使这4个节点完全分裂，也仅仅有16个节点，远远小于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2:20:30.889292609</meta:creation-date>
    <dc:date>2019-11-29T16:18:17.603715131</dc:date>
    <meta:editing-duration>PT3H47M26S</meta:editing-duration>
    <meta:editing-cycles>2</meta:editing-cycles>
    <meta:generator>LibreOffice/5.1.6.2$Linux_X86_64 LibreOffice_project/10m0$Build-2</meta:generator>
    <meta:document-statistic meta:object-count="203"/>
  </office:meta>
</office:document-meta>
</file>